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站内邮件模块功能设计</text:p>
      <text:p text:style-name="P1"/>
      <text:p text:style-name="P2">一、功能概述</text:p>
      <text:p text:style-name="P2"><text:s text:c="7"/>该模块用于本站用户做于站内信息交流，将使用django-postman模块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23T09:18:23</meta:creation-date>
    <dc:date>2012-10-05T22:02:42</dc:date>
    <dc:creator>Deng Chao</dc:creator>
    <meta:editing-duration>PT1M28S</meta:editing-duration>
    <meta:editing-cycles>3</meta:editing-cycles>
    <meta:generator>LibreOffice/3.5$Linux_X86_64 LibreOffice_project/350m1$Build-403</meta:generator>
    <meta:document-statistic meta:table-count="0" meta:image-count="0" meta:object-count="0" meta:page-count="1" meta:paragraph-count="3" meta:word-count="17" meta:character-count="70" meta:non-whitespace-character-count="84"/>
  </office:meta>
</office:document-meta>
</file>